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88868" officeooo:paragraph-rsid="00088868"/>
    </style:style>
    <style:style style:name="P2" style:family="paragraph" style:parent-style-name="Text_20_body">
      <style:text-properties officeooo:rsid="000c2b39" officeooo:paragraph-rsid="000c2b39"/>
    </style:style>
    <style:style style:name="P3" style:family="paragraph" style:parent-style-name="Heading_20_1">
      <style:text-properties officeooo:rsid="0009fc09" officeooo:paragraph-rsid="0009fc09"/>
    </style:style>
    <style:style style:name="P4" style:family="paragraph" style:parent-style-name="Text_20_body">
      <style:text-properties officeooo:rsid="000c2b39" officeooo:paragraph-rsid="000c2b39"/>
    </style:style>
    <style:style style:name="P5" style:family="paragraph" style:parent-style-name="Text_20_body">
      <style:text-properties officeooo:rsid="000c7db2" officeooo:paragraph-rsid="000c7db2"/>
    </style:style>
    <style:style style:name="T1" style:family="text">
      <style:text-properties officeooo:rsid="000c7d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Reflexió vídeo amiant</text:h>
      <text:p text:style-name="P2">Del documental sobre l’amiant es poden extreure diferents aspectes, la reacció de les empreses que treballaven amb l’amiant i les mesures que van prendre per a protegir als seus treballadors, els nuls avisos per als treballadors respecte a la perillositat del producte amb el que treballaven diàriament <text:span text:style-name="T1">i</text:span> el silenci per part de les empreses a la població civil per poder vendre més a costa de la seva salut.</text:p>
      <text:p text:style-name="P2">De la primera part podem dir que les empreses causants d’aquests perills per als treballadors no els importava la repercussió de l’amiant sobre aquests durant tots els anys que van tenir obertes i funcionals les seves empreses ja que, si en cap moment decidien acatar i treballar segons les normatives que hi havia establertes des de feia anys, podien acabar perdent molts diners i en molts dels casos l’empresa en sí degut a la perillositat del producte. Al no tenir mesures de seguretat per als treballadors, moltes vegades aquests no tenien els materials necessaris per a <text:span text:style-name="T1">la manipulació correcta de l’amiant</text:span> i això va provocar que, si ja de per sí <text:span text:style-name="T1">es </text:span>contamina<text:span text:style-name="T1">ven</text:span> del producte i patir malalties irreversibles al cap de 20-30 anys, que aquestes fossin molt més agressives.</text:p>
      <text:p text:style-name="P5">De la segona podem extreure una idea semblant a la primera degut a que els treballadors no eren avisats de la perillositat del treball que estaven duent a terme perquè, si els empresaris ometien que es treballava amb un producte altament cancerigen per als treballadors, ningú voldria treballar per a ells i ells sent empresaris, només miraven per a les seves pròpies butxaques (i també per això el mercat de l’amiant estava repartit en tant poques empreses, així podien pactar els preus que volien del producte i guanyar més diners a costa de tota la resta de la població).</text:p>
      <text:p text:style-name="P5">I ja per últim, aquestes mateixes empreses, durant tota la seva existència a espanya (i més durant els anys àlgids de construcció amb amiant), van estar enganyant a la població sobre el producte, a costa de la seva salut, per poder vendre el màxim possible i treure’s el màxim benefici abans de que els governs i entitats de la salut no els obliguessin a tancar o a reduir molt significativament la seva producció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libri" fo:font-family="Calibri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Heading_20_2" style:default-outline-level="1" style:class="text">
      <style:paragraph-properties fo:margin-top="0.199cm" fo:margin-bottom="0.199cm" style:contextual-spacing="false">
        <style:tab-stops/>
      </style:paragraph-properties>
      <style:text-properties fo:color="#2a6099" loext:opacity="100%" fo:font-size="18pt" style:text-underline-style="solid" style:text-underline-width="auto" style:text-underline-color="#ff0000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family="Calibri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/>
      <style:text-properties fo:color="#000000" loext:opacity="100%" fo:font-size="16pt" style:text-underline-style="solid" style:text-underline-width="auto" style:text-underline-color="#2a6099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99cm" fo:margin-bottom="0.199cm" style:contextual-spacing="false" style:page-number="auto"/>
      <style:text-properties fo:color="#000000" loext:opacity="100%" fo:font-size="14pt" style:text-underline-style="solid" style:text-underline-width="auto" style:text-underline-color="#ff0000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88868" officeooo:paragraph-rsid="0008886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c Sánchez López<text:tab/><text:tab/>04/03/2024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21:06:55.083000000</meta:creation-date>
    <meta:editing-cycles>6</meta:editing-cycles>
    <meta:editing-duration>PT40M7S</meta:editing-duration>
    <dc:title>Base</dc:title>
    <meta:generator>LibreOffice/7.6.4.1$Windows_X86_64 LibreOffice_project/e19e193f88cd6c0525a17fb7a176ed8e6a3e2aa1</meta:generator>
    <dc:date>2024-03-06T08:47:12.022000000</dc:date>
    <meta:document-statistic meta:table-count="0" meta:image-count="0" meta:object-count="0" meta:page-count="1" meta:paragraph-count="6" meta:word-count="378" meta:character-count="2220" meta:non-whitespace-character-count="1847"/>
    <meta:template xlink:type="simple" xlink:actuate="onRequest" xlink:title="Base" xlink:href="../../../../../../../AppData/Roaming/LibreOffice/4/user/template/Base.ott" meta:date="2024-03-04T21:06:53.467000000"/>
  </office:meta>
</office:document-meta>
</file>